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242cm" fo:min-width="0.453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Arrowheads_20_1" draw:marker-end-width="0.3cm" draw:fill="none" draw:fill-color="#ff0000" draw:textarea-vertical-align="middle"/>
    </style:style>
    <style:style style:name="gr5" style:family="graphic" style:parent-style-name="objectwithoutfill">
      <style:graphic-properties draw:marker-end="Arrowheads_20_2" draw:marker-end-width="0.3cm" draw:fill="none" draw:fill-color="#ff0000" draw:textarea-vertical-align="middle"/>
    </style:style>
    <style:style style:name="gr6" style:family="graphic" style:parent-style-name="objectwithoutfill">
      <style:graphic-properties draw:marker-end="Arrowheads_20_3" draw:marker-end-width="0.3cm" draw:fill="none" draw:fill-color="#ff0000" draw:textarea-vertical-align="middle"/>
    </style:style>
    <style:style style:name="gr7" style:family="graphic" style:parent-style-name="objectwithoutfill">
      <style:graphic-properties draw:marker-end="Arrowheads_20_4" draw:marker-end-width="0.3cm" draw:fill="none" draw:fill-color="#ff0000" draw:textarea-vertical-align="middle"/>
    </style:style>
    <style:style style:name="gr8" style:family="graphic" style:parent-style-name="objectwithoutfill">
      <style:graphic-properties draw:marker-end="Arrowheads_20_5" draw:marker-end-width="0.3cm" draw:fill="none" draw:fill-color="#ff0000" draw:textarea-vertical-align="middle"/>
    </style:style>
    <style:style style:name="gr9" style:family="graphic" style:parent-style-name="objectwithoutfill">
      <style:graphic-properties draw:marker-end="Arrowheads_20_6" draw:marker-end-width="0.3cm" draw:fill="none" draw:fill-color="#ff0000" draw:textarea-vertical-align="middle"/>
    </style:style>
    <style:style style:name="gr10" style:family="graphic" style:parent-style-name="objectwithoutfill">
      <style:graphic-properties draw:marker-end="Arrowheads_20_7" draw:marker-end-width="0.3cm" draw:fill="none" draw:fill-color="#ff0000" draw:textarea-vertical-align="middle"/>
    </style:style>
    <style:style style:name="gr11" style:family="graphic" style:parent-style-name="objectwithoutfill">
      <style:graphic-properties draw:marker-end="Arrowheads_20_8" draw:marker-end-width="0.3cm" draw:fill="none" draw:fill-color="#ff0000" draw:textarea-vertical-align="middle"/>
    </style:style>
    <style:style style:name="gr12" style:family="graphic" style:parent-style-name="objectwithoutfill">
      <style:graphic-properties draw:marker-end="Arrowheads_20_9" draw:marker-end-width="0.3cm" draw:fill="none" draw:fill-color="#ff0000" draw:textarea-vertical-align="middle"/>
    </style:style>
    <style:style style:name="gr13" style:family="graphic" style:parent-style-name="objectwithoutfill">
      <style:graphic-properties draw:marker-end="Arrowheads_20_10" draw:marker-end-width="0.3cm" draw:fill="none" draw:fill-color="#ff0000" draw:textarea-vertical-align="middle"/>
    </style:style>
    <style:style style:name="gr14" style:family="graphic" style:parent-style-name="objectwithoutfill">
      <style:graphic-properties draw:marker-end="Arrowheads_20_11" draw:marker-end-width="0.3cm" draw:fill="none" draw:fill-color="#ff0000" draw:textarea-vertical-align="middle"/>
    </style:style>
    <style:style style:name="gr15" style:family="graphic" style:parent-style-name="objectwithoutfill">
      <style:graphic-properties draw:marker-end="Arrowheads_20_12" draw:marker-end-width="0.3cm" draw:fill="none" draw:fill-color="#ff0000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="none" draw:fill-color="#ff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951cm" svg:height="1.115cm" svg:x="1.317cm" svg:y="18.145cm">
          <draw:text-box>
            <text:p>I <text:s text:c="4"/>will <text:s text:c="4"/>complete <text:s text:c="4"/>my <text:s text:c="4"/>NLP <text:s text:c="4"/>homework</text:p>
          </draw:text-box>
        </draw:frame>
        <draw:custom-shape draw:style-name="gr2" draw:text-style-name="P2" draw:layer="layout" svg:width="0.953cm" svg:height="3.492cm" svg:x="1cm" svg:y="13.0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18cm" svg:height="0.318cm" svg:x="1.317cm" svg:y="13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18cm" svg:height="0.318cm" svg:x="1.317cm" svg:y="14.017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" draw:text-style-name="P3" draw:layer="layout" svg:width="0.318cm" svg:height="0.318cm" svg:x="1.317cm" svg:y="14.652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" draw:text-style-name="P3" draw:layer="layout" svg:width="0.318cm" svg:height="0.318cm" svg:x="1.317cm" svg:y="15.287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" draw:text-style-name="P3" draw:layer="layout" svg:width="0.318cm" svg:height="0.318cm" svg:x="1.317cm" svg:y="15.922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2" draw:text-style-name="P2" draw:layer="layout" svg:width="0.953cm" svg:height="3.492cm" svg:x="2.587cm" svg:y="13.0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18cm" svg:height="0.318cm" svg:x="2.904cm" svg:y="13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18cm" svg:height="0.318cm" svg:x="2.904cm" svg:y="14.017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" draw:text-style-name="P3" draw:layer="layout" svg:width="0.318cm" svg:height="0.318cm" svg:x="2.904cm" svg:y="14.652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" draw:text-style-name="P3" draw:layer="layout" svg:width="0.318cm" svg:height="0.318cm" svg:x="2.904cm" svg:y="15.287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" draw:text-style-name="P3" draw:layer="layout" svg:width="0.318cm" svg:height="0.318cm" svg:x="2.904cm" svg:y="15.922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2" draw:text-style-name="P2" draw:layer="layout" svg:width="0.953cm" svg:height="3.492cm" svg:x="5.444cm" svg:y="13.0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18cm" svg:height="0.318cm" svg:x="5.761cm" svg:y="13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18cm" svg:height="0.318cm" svg:x="5.761cm" svg:y="14.017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" draw:text-style-name="P3" draw:layer="layout" svg:width="0.318cm" svg:height="0.318cm" svg:x="5.761cm" svg:y="14.652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" draw:text-style-name="P3" draw:layer="layout" svg:width="0.318cm" svg:height="0.318cm" svg:x="5.761cm" svg:y="15.287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" draw:text-style-name="P3" draw:layer="layout" svg:width="0.318cm" svg:height="0.318cm" svg:x="5.761cm" svg:y="15.922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2" draw:text-style-name="P2" draw:layer="layout" svg:width="0.953cm" svg:height="3.492cm" svg:x="7.984cm" svg:y="13.0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18cm" svg:height="0.318cm" svg:x="8.301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18cm" svg:height="0.318cm" svg:x="8.301cm" svg:y="14.334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" draw:text-style-name="P3" draw:layer="layout" svg:width="0.318cm" svg:height="0.318cm" svg:x="8.301cm" svg:y="14.969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" draw:text-style-name="P3" draw:layer="layout" svg:width="0.318cm" svg:height="0.318cm" svg:x="8.301cm" svg:y="15.604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" draw:text-style-name="P3" draw:layer="layout" svg:width="0.318cm" svg:height="0.318cm" svg:x="8.301cm" svg:y="16.239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2" draw:text-style-name="P2" draw:layer="layout" svg:width="0.953cm" svg:height="3.492cm" svg:x="9.889cm" svg:y="13.0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18cm" svg:height="0.318cm" svg:x="10.206cm" svg:y="13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18cm" svg:height="0.318cm" svg:x="10.206cm" svg:y="14.017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" draw:text-style-name="P3" draw:layer="layout" svg:width="0.318cm" svg:height="0.318cm" svg:x="10.206cm" svg:y="14.652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" draw:text-style-name="P3" draw:layer="layout" svg:width="0.318cm" svg:height="0.318cm" svg:x="10.206cm" svg:y="15.287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" draw:text-style-name="P3" draw:layer="layout" svg:width="0.318cm" svg:height="0.318cm" svg:x="10.206cm" svg:y="15.922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2" draw:text-style-name="P2" draw:layer="layout" svg:width="0.953cm" svg:height="3.492cm" svg:x="12.747cm" svg:y="13.0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18cm" svg:height="0.318cm" svg:x="13.064cm" svg:y="13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18cm" svg:height="0.318cm" svg:x="13.064cm" svg:y="14.017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" draw:text-style-name="P3" draw:layer="layout" svg:width="0.318cm" svg:height="0.318cm" svg:x="13.064cm" svg:y="14.652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" draw:text-style-name="P3" draw:layer="layout" svg:width="0.318cm" svg:height="0.318cm" svg:x="13.064cm" svg:y="15.287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" draw:text-style-name="P3" draw:layer="layout" svg:width="0.318cm" svg:height="0.318cm" svg:x="13.064cm" svg:y="15.922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line draw:style-name="gr4" draw:text-style-name="P4" draw:layer="layout" svg:x1="1.635cm" svg:y1="18.145cm" svg:x2="1.635cm" svg:y2="16.875cm">
          <text:p/>
        </draw:line>
        <draw:line draw:style-name="gr5" draw:text-style-name="P4" draw:layer="layout" svg:x1="3.222cm" svg:y1="18.145cm" svg:x2="3.222cm" svg:y2="16.875cm">
          <text:p/>
        </draw:line>
        <draw:line draw:style-name="gr6" draw:text-style-name="P4" draw:layer="layout" svg:x1="6.08cm" svg:y1="18.145cm" svg:x2="6.08cm" svg:y2="16.875cm">
          <text:p/>
        </draw:line>
        <draw:line draw:style-name="gr7" draw:text-style-name="P4" draw:layer="layout" svg:x1="8.62cm" svg:y1="18.145cm" svg:x2="8.62cm" svg:y2="16.875cm">
          <text:p/>
        </draw:line>
        <draw:line draw:style-name="gr8" draw:text-style-name="P4" draw:layer="layout" svg:x1="10.525cm" svg:y1="18.145cm" svg:x2="10.525cm" svg:y2="16.875cm">
          <text:p/>
        </draw:line>
        <draw:line draw:style-name="gr9" draw:text-style-name="P4" draw:layer="layout" svg:x1="13.382cm" svg:y1="18.145cm" svg:x2="13.382cm" svg:y2="16.875cm">
          <text:p/>
        </draw:line>
        <draw:line draw:style-name="gr10" draw:text-style-name="P4" draw:layer="layout" svg:x1="1.952cm" svg:y1="14.97cm" svg:x2="2.587cm" svg:y2="14.97cm">
          <text:p/>
        </draw:line>
        <draw:line draw:style-name="gr11" draw:text-style-name="P4" draw:layer="layout" svg:x1="3.54cm" svg:y1="14.652cm" svg:x2="5.445cm" svg:y2="14.652cm">
          <text:p/>
        </draw:line>
        <draw:line draw:style-name="gr12" draw:text-style-name="P4" draw:layer="layout" svg:x1="6.715cm" svg:y1="14.652cm" svg:x2="7.667cm" svg:y2="14.652cm">
          <text:p/>
        </draw:line>
        <draw:line draw:style-name="gr13" draw:text-style-name="P4" draw:layer="layout" svg:x1="8.937cm" svg:y1="14.652cm" svg:x2="9.89cm" svg:y2="14.652cm">
          <text:p/>
        </draw:line>
        <draw:line draw:style-name="gr14" draw:text-style-name="P4" draw:layer="layout" svg:x1="11.16cm" svg:y1="14.652cm" svg:x2="12.747cm" svg:y2="14.652cm">
          <text:p/>
        </draw:line>
        <draw:line draw:style-name="gr15" draw:text-style-name="P4" draw:layer="layout" svg:x1="14.017cm" svg:y1="14.652cm" svg:x2="14.97cm" svg:y2="14.652cm">
          <text:p/>
        </draw:line>
        <draw:frame draw:style-name="gr1" draw:text-style-name="P1" draw:layer="layout" svg:width="5.988cm" svg:height="1.979cm" svg:x="15.014cm" svg:y="13.7cm">
          <draw:text-box>
            <text:p>Output:<text:line-break/>Encoded Sentenc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4T15:50:51.781619452</meta:creation-date>
    <dc:date>2022-11-14T16:03:22.536517489</dc:date>
    <meta:editing-duration>PT12M31S</meta:editing-duration>
    <meta:editing-cycles>1</meta:editing-cycles>
    <meta:document-statistic meta:object-count="50"/>
    <meta:generator>LibreOffice/7.3.7.2$Linux_X86_64 LibreOffice_project/30$Build-2</meta:generator>
  </office:meta>
</office:document-meta>
</file>